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include &lt;iostream&gt;</text:p>
      <text:p text:style-name="Normal">#include &lt;conio.h&gt;</text:p>
      <text:p text:style-name="Normal">#include &lt;stdio.h&gt;</text:p>
      <text:p text:style-name="Normal">using namespace std;</text:p>
      <text:p text:style-name="Normal"/>
      <text:p text:style-name="Normal">struct student{</text:p>
      <text:p text:style-name="Normal"><text:tab/>string name;</text:p>
      <text:p text:style-name="Normal"><text:tab/>string address;</text:p>
      <text:p text:style-name="Normal"><text:tab/>int age;</text:p>
      <text:p text:style-name="Normal"><text:tab/>float per;</text:p>
      <text:p text:style-name="Normal"><text:tab/>int marks;</text:p>
      <text:p text:style-name="Normal">};</text:p>
      <text:p text:style-name="Normal"/>
      <text:p text:style-name="Normal"/>
      <text:p text:style-name="Normal">int main(){</text:p>
      <text:p text:style-name="Normal"><text:tab/>cout &lt;&lt; "How many Students are in the Class <text:s/>? ";</text:p>
      <text:p text:style-name="Normal"><text:tab/>int size;</text:p>
      <text:p text:style-name="Normal"><text:tab/>cin &gt;&gt; size;</text:p>
      <text:p text:style-name="Normal"><text:tab/>student students[size];</text:p>
      <text:p text:style-name="Normal"><text:tab/></text:p>
      <text:p text:style-name="Normal"><text:tab/>for (int i = 0; i &lt; size; i ++){</text:p>
      <text:p text:style-name="Normal"><text:tab/><text:tab/>system("cls");</text:p>
      <text:p text:style-name="Normal"><text:tab/>//<text:tab/>system("notepad Quiz2.cpp");</text:p>
      <text:p text:style-name="Normal"><text:tab/><text:tab/>char com[8] = "color ";</text:p>
      <text:p text:style-name="Normal"><text:tab/><text:tab/>com[6] = i + 50;<text:s/></text:p>
      <text:p text:style-name="Normal"><text:tab/>//<text:tab/>cout &lt;&lt; com;</text:p>
      <text:p text:style-name="Normal"><text:tab/><text:tab/>system(com);</text:p>
      <text:p text:style-name="Normal"><text:s/></text:p>
      <text:p text:style-name="Normal"><text:tab/><text:tab/>cout &lt;&lt; "Enter Student # " &lt;&lt; i + 1 &lt;&lt; " Data : \n";</text:p>
      <text:p text:style-name="Normal"><text:tab/><text:tab/>getline(cin,students[i].name);</text:p>
      <text:p text:style-name="Normal"><text:tab/><text:tab/>cout &lt;&lt; "\tEnter Student # " &lt;&lt; i + 1 &lt;&lt; " Name : ";</text:p>
      <text:p text:style-name="Normal"><text:tab/><text:tab/>getline(cin,students[i].name);</text:p>
      <text:p text:style-name="Normal"><text:tab/><text:tab/>cout &lt;&lt; "\tEnter Student # " &lt;&lt; i + 1 &lt;&lt; " Address : ";</text:p>
      <text:p text:style-name="Normal"><text:tab/><text:tab/>getline(cin,students[i].address);</text:p>
      <text:p text:style-name="Normal"><text:tab/><text:tab/>cout &lt;&lt; "\tEnter Student # " &lt;&lt; i + 1 &lt;&lt; " Age : ";</text:p>
      <text:p text:style-name="Normal"><text:tab/><text:tab/>cin &gt;&gt; students[i].age;</text:p>
      <text:p text:style-name="Normal"><text:tab/><text:tab/>cout &lt;&lt; "\tEnter Student # " &lt;&lt; i + 1 &lt;&lt; " Percentage : ";</text:p>
      <text:p text:style-name="Normal"><text:tab/><text:tab/>cin &gt;&gt; students[i].per;</text:p>
      <text:p text:style-name="Normal"><text:tab/><text:tab/>cout &lt;&lt; "\tEnter Student # " &lt;&lt; i + 1 &lt;&lt; " Marks : ";</text:p>
      <text:p text:style-name="Normal"><text:tab/><text:tab/>cin &gt;&gt; students[i].marks;</text:p>
      <text:p text:style-name="Normal"><text:tab/></text:p>
      <text:p text:style-name="Normal"><text:tab/>}</text:p>
      <text:p text:style-name="Normal"><text:tab/>for (int i = 0; i &lt; size; i ++){</text:p>
      <text:p text:style-name="Normal"><text:tab/><text:tab/>cout &lt;&lt; "Student # " &lt;&lt; i + 1 &lt;&lt; " Data : \n";</text:p>
      <text:p text:style-name="Normal"><text:tab/><text:tab/>cout &lt;&lt; "\tStudent # " &lt;&lt;i+1&lt;&lt; " Name is : "&lt;&lt;students[i].name &lt;&lt;endl;</text:p>
      <text:p text:style-name="Normal"><text:tab/><text:tab/>cout &lt;&lt; "\tStudent # " &lt;&lt;i+1&lt;&lt; " Address is : "&lt;&lt;students[i].address &lt;&lt;endl;</text:p>
      <text:p text:style-name="Normal"><text:tab/><text:tab/>cout &lt;&lt; "\tStudent # " &lt;&lt;i+1&lt;&lt; " Age is : "&lt;&lt;students[i].age &lt;&lt;endl;</text:p>
      <text:p text:style-name="Normal"><text:tab/><text:tab/>cout &lt;&lt; "\tStudent # " &lt;&lt;i+1&lt;&lt; " Percentage is : "&lt;&lt;students[i].per &lt;&lt;endl;</text:p>
      <text:p text:style-name="Normal"><text:tab/><text:tab/>cout &lt;&lt; "\tStudent # " &lt;&lt;i+1&lt;&lt; " Marks is : "&lt;&lt;students[i].marks &lt;&lt;endl;</text:p>
      <text:p text:style-name="Normal"><text:tab/>}</text:p>
      <text:p text:style-name="Normal"><text:tab/></text:p>
      <text:p text:style-name="Normal"><text:tab/>cout &lt;&lt; "Press any Key to Exit \n";</text:p>
      <text:p text:style-name="Normal"><text:tab/>getch();</text:p>
      <text:p text:style-name="Normal"><text:tab/>return 0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3791653430</meta:initial-creator>
    <dc:creator>93791653430</dc:creator>
    <meta:creation-date>2022-09-03T19:59:00Z</meta:creation-date>
    <dc:date>2022-09-03T19:59:00Z</dc:date>
    <meta:template xlink:href="Normal.dotm" xlink:type="simple"/>
    <meta:editing-cycles>2</meta:editing-cycles>
    <meta:editing-duration>PT0S</meta:editing-duration>
    <meta:document-statistic meta:page-count="1" meta:paragraph-count="2" meta:word-count="223" meta:character-count="1493" meta:row-count="10" meta:non-whitespace-character-count="1272"/>
  </office:meta>
</office:document-meta>
</file>